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Hypertextovýodkaz" style:family="text">
      <style:text-properties fo:color="#000000"/>
    </style:style>
    <style:style style:name="P19" style:parent-style-name="podpis" style:family="paragraph">
      <style:paragraph-properties fo:margin-top="0.3333in"/>
    </style:style>
    <style:style style:name="T20" style:parent-style-name="instrukce" style:family="text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9/2024</text:p>
            <text:p text:style-name="Normální">KVOP-12761/2024</text:p>
            <text:p text:style-name="Normální">28. 03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bookmark-start text:name="Text5"/></text:p>
            <text:p text:style-name="Normální"/>
            <text:p text:style-name="Normální">Vážený pan<text:s/><text:bookmark-end text:name="Text5"/></text:p>
            <text:p text:style-name="Normální">D. C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><text:s text:c="7"/></text:p>
            <text:p text:style-name="Normální"/>
            <text:p text:style-name="Normální"/>
          </table:table-cell>
        </table:table-row>
      </table:table>
      <text:h text:style-name="Nadpis1" text:outline-level="1">Sdělení<text:s/>o poskytnutí informace podle zákona č. 106/1999 Sb., o svobodném přístupu k informacím</text:h>
      <text:p text:style-name="Základnítext">Vážený pane C.,</text:p>
      <text:p text:style-name="Základnítext">dne 28. 3. 2024 obdržela Kancelář veřejného ochránce práv Vaši žádost o informace. Žádáte o zaslání sborníku stanovisek veřejného ochránce práv (Vězeňství I a Vězeňství II).</text:p>
      <text:p text:style-name="Základnítext">V příloze zasílám Sborník stanovisek veřejného ochránce práv – Vězeňství II.</text:p>
      <text:p text:style-name="Základnítext">V minulosti ještě vyšel sborník stanovisek veřejného ochránce práv Vězeňství z roku 2010. Jeho kompletní náklad je již rozebrán. Sborník je veřejně dostupný<text:s/>na webových stránkách veřejného ochránce práv (<text:a xlink:href="https://www.ochrance.cz/uploads-import/Publikace/sborniky_stanoviska/Sbornik_Vezenstvi.pdf" office:target-frame-name="_top" xlink:show="replace"><text:span text:style-name="T18">https://www.ochrance.cz/uploads-import/Publikace/sborniky_stanoviska/Sbornik_Vezenstvi.pdf</text:span></text:a>).</text:p>
      <text:p text:style-name="Základnítext">S pozdravem</text:p>
      <text:p text:style-name="P19">JUDr. Pavel Pořízek, Ph.D.</text:p>
      <text:p text:style-name="podpis">vedoucí Kanceláře veřejného ochránce práv</text:p>
      <text:p text:style-name="podpis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<text:span text:style-name="T20">Sborník stanovisek veřejného ochránce práv – Vězeňství II</text:span></text:p>
      <text:h text:style-name="Nadpis1" text:outline-level="1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C7RD*</text:span></text:p>
        <text:p text:style-name="P12"><text:span text:style-name="T13">KVOPX00EC7RD</text:span>KVOPX00EC7RD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5-02T08:32:00Z</meta:creation-date>
    <dc:date>2024-05-02T08:34:00Z</dc:date>
    <meta:print-date>2024-03-28T11:51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52" meta:character-count="1051" meta:row-count="7" meta:non-whitespace-character-count="901"/>
  </office:meta>
</office:document-meta>
</file>